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207cm" svg:height="9.132cm" svg:x="19.98cm" svg:y="0.531cm">
            <draw:object draw:notify-on-update-of-ranges="Sheet1.A11:Sheet1.A11 Sheet1.A12:Sheet1.A15 Sheet1.B11:Sheet1.B11 Sheet1.B12:Sheet1.B15 Sheet1.C11:Sheet1.C11 Sheet1.C12:Sheet1.C15 Sheet1.D11:Sheet1.D11 Sheet1.D12:Sheet1.D15 Sheet1.E11:Sheet1.E11 Sheet1.E12:Sheet1.E15 Sheet1.F11:Sheet1.F11 Sheet1.F12:Sheet1.F15 Sheet1.G11:Sheet1.G11 Sheet1.G12:Sheet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starting sharks</text:p>
          </table:table-cell>
          <table:table-cell office:value-type="float" office:value="200" calcext:value-type="float">
            <text:p>200</text:p>
          </table:table-cell>
          <table:table-cell table:number-columns-repeated="12"/>
          <table:table-cell>
            <draw:frame draw:z-index="1" draw:style-name="gr1" draw:text-style-name="P1" svg:width="13.207cm" svg:height="9.132cm" svg:x="0.012cm" svg:y="0cm">
              <draw:object draw:notify-on-update-of-ranges="Sheet1.A18:Sheet1.A18 Sheet1.A19:Sheet1.A22 Sheet1.B18:Sheet1.B18 Sheet1.B19:Sheet1.B22 Sheet1.C18:Sheet1.C18 Sheet1.C19:Sheet1.C22 Sheet1.D18:Sheet1.D18 Sheet1.D19:Sheet1.D22 Sheet1.E18:Sheet1.E18 Sheet1.E19:Sheet1.E22 Sheet1.F18:Sheet1.F18 Sheet1.F19:Sheet1.F22 Sheet1.G18:Sheet1.G18 Sheet1.G19:Sheet1.G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Number of starting fish</text:p>
          </table:table-cell>
          <table:table-cell office:value-type="float" office:value="400" calcext:value-type="float">
            <text:p>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sh breeding time</text:p>
          </table:table-cell>
          <table:table-cell office:value-type="string" calcext:value-type="string">
            <text:p>10 iter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rk breeding time</text:p>
          </table:table-cell>
          <table:table-cell office:value-type="string" calcext:value-type="string">
            <text:p>60 iter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rk starvation time</text:p>
          </table:table-cell>
          <table:table-cell office:value-type="string" calcext:value-type="string">
            <text:p>40 iterations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 table:number-columns-spanned="4" table:number-rows-spanned="1">
            <text:p>Time taken to compute 1000 iterations (results in seconds)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100 x 100</text:p>
          </table:table-cell>
          <table:table-cell office:value-type="string" calcext:value-type="string">
            <text:p>Squares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ns -&gt;</text:p>
            <text:p>Threads 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9" calcext:value-type="float">
            <text:p>0.599</text:p>
          </table:table-cell>
          <table:table-cell office:value-type="float" office:value="0.536" calcext:value-type="float">
            <text:p>0.53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34" calcext:value-type="float">
            <text:p>0.534</text:p>
          </table:table-cell>
          <table:table-cell office:value-type="float" office:value="0.515" calcext:value-type="float">
            <text:p>0.515</text:p>
          </table:table-cell>
          <table:table-cell table:formula="of:=AVERAGE([.B12:.F12])" office:value-type="float" office:value="0.5476" calcext:value-type="float">
            <text:p>0.547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8" calcext:value-type="float">
            <text:p>0.438</text:p>
          </table:table-cell>
          <table:table-cell table:formula="of:=AVERAGE([.B13:.F13])" office:value-type="float" office:value="0.432" calcext:value-type="float">
            <text:p>0.4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1" calcext:value-type="float">
            <text:p>0.311</text:p>
          </table:table-cell>
          <table:table-cell table:formula="of:=AVERAGE([.B14:.F14])" office:value-type="float" office:value="0.3318" calcext:value-type="float">
            <text:p>0.33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" calcext:value-type="float">
            <text:p>0.27</text:p>
          </table:table-cell>
          <table:table-cell table:formula="of:=AVERAGE([.B15:.F15])" office:value-type="float" office:value="0.258" calcext:value-type="float">
            <text:p>0.25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200 x 200</text:p>
          </table:table-cell>
          <table:table-cell office:value-type="string" calcext:value-type="string">
            <text:p>Squares</text:p>
          </table:table-cell>
          <table:table-cell office:value-type="float" office:value="40000" calcext:value-type="float">
            <text:p>4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ns -&gt;</text:p>
            <text:p>Threads 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7" calcext:value-type="float">
            <text:p>2.217</text:p>
          </table:table-cell>
          <table:table-cell office:value-type="float" office:value="2.222" calcext:value-type="float">
            <text:p>2.222</text:p>
          </table:table-cell>
          <table:table-cell office:value-type="float" office:value="2.196" calcext:value-type="float">
            <text:p>2.196</text:p>
          </table:table-cell>
          <table:table-cell office:value-type="float" office:value="2.192" calcext:value-type="float">
            <text:p>2.192</text:p>
          </table:table-cell>
          <table:table-cell office:value-type="float" office:value="2.213" calcext:value-type="float">
            <text:p>2.213</text:p>
          </table:table-cell>
          <table:table-cell table:formula="of:=AVERAGE([.B19:.F19])" office:value-type="float" office:value="2.208" calcext:value-type="float">
            <text:p>2.20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99" calcext:value-type="float">
            <text:p>1.599</text:p>
          </table:table-cell>
          <table:table-cell office:value-type="float" office:value="1.528" calcext:value-type="float">
            <text:p>1.528</text:p>
          </table:table-cell>
          <table:table-cell office:value-type="float" office:value="1.486" calcext:value-type="float">
            <text:p>1.486</text:p>
          </table:table-cell>
          <table:table-cell office:value-type="float" office:value="1.432" calcext:value-type="float">
            <text:p>1.432</text:p>
          </table:table-cell>
          <table:table-cell office:value-type="float" office:value="1.522" calcext:value-type="float">
            <text:p>1.522</text:p>
          </table:table-cell>
          <table:table-cell table:formula="of:=AVERAGE([.B20:.F20])" office:value-type="float" office:value="1.5134" calcext:value-type="float">
            <text:p>1.51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9" calcext:value-type="float">
            <text:p>1.079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4" calcext:value-type="float">
            <text:p>1.084</text:p>
          </table:table-cell>
          <table:table-cell office:value-type="float" office:value="1.096" calcext:value-type="float">
            <text:p>1.096</text:p>
          </table:table-cell>
          <table:table-cell office:value-type="float" office:value="1.075" calcext:value-type="float">
            <text:p>1.075</text:p>
          </table:table-cell>
          <table:table-cell table:formula="of:=AVERAGE([.B21:.F21])" office:value-type="float" office:value="1.0912" calcext:value-type="float">
            <text:p>1.09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7" calcext:value-type="float">
            <text:p>0.857</text:p>
          </table:table-cell>
          <table:table-cell office:value-type="float" office:value="0.84" calcext:value-type="float">
            <text:p>0.8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table:formula="of:=AVERAGE([.B22:.F22])" office:value-type="float" office:value="0.8138" calcext:value-type="float">
            <text:p>0.8138</text:p>
          </table:table-cell>
          <table:table-cell/>
          <table:table-cell>
            <draw:frame draw:z-index="2" draw:style-name="gr1" draw:text-style-name="P1" svg:width="13.207cm" svg:height="9.132cm" svg:x="0.007cm" svg:y="0.043cm">
              <draw:object draw:notify-on-update-of-ranges="Sheet1.A25:Sheet1.A25 Sheet1.A26:Sheet1.A29 Sheet1.B25:Sheet1.B25 Sheet1.B26:Sheet1.B29 Sheet1.C25:Sheet1.C25 Sheet1.C26:Sheet1.C29 Sheet1.D25:Sheet1.D25 Sheet1.D26:Sheet1.D29 Sheet1.E25:Sheet1.E25 Sheet1.E26:Sheet1.E29 Sheet1.F25:Sheet1.F25 Sheet1.F26:Sheet1.F29 Sheet1.G25:Sheet1.G25 Sheet1.G26:Sheet1.G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draw:z-index="3" draw:style-name="gr1" draw:text-style-name="P1" svg:width="13.207cm" svg:height="9.132cm" svg:x="0.034cm" svg:y="0.044cm">
              <draw:object draw:notify-on-update-of-ranges="Sheet1.A32:Sheet1.A32 Sheet1.A33:Sheet1.A36 Sheet1.B32:Sheet1.B32 Sheet1.B33:Sheet1.B36 Sheet1.C32:Sheet1.C32 Sheet1.C33:Sheet1.C36 Sheet1.D32:Sheet1.D32 Sheet1.D33:Sheet1.D36 Sheet1.E32:Sheet1.E32 Sheet1.E33:Sheet1.E36 Sheet1.F32:Sheet1.F32 Sheet1.F33:Sheet1.F36 Sheet1.G32:Sheet1.G32 Sheet1.G33:Sheet1.G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500 x 500</text:p>
          </table:table-cell>
          <table:table-cell office:value-type="string" calcext:value-type="string">
            <text:p>Squares</text:p>
          </table:table-cell>
          <table:table-cell office:value-type="float" office:value="250000" calcext:value-type="float">
            <text:p>25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ns -&gt;</text:p>
            <text:p>Threads 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71" calcext:value-type="float">
            <text:p>18.871</text:p>
          </table:table-cell>
          <table:table-cell office:value-type="float" office:value="19.579" calcext:value-type="float">
            <text:p>19.579</text:p>
          </table:table-cell>
          <table:table-cell office:value-type="float" office:value="20.936" calcext:value-type="float">
            <text:p>20.936</text:p>
          </table:table-cell>
          <table:table-cell office:value-type="float" office:value="20.814" calcext:value-type="float">
            <text:p>20.814</text:p>
          </table:table-cell>
          <table:table-cell office:value-type="float" office:value="19.767" calcext:value-type="float">
            <text:p>19.767</text:p>
          </table:table-cell>
          <table:table-cell table:formula="of:=AVERAGE([.B26:.F26])" office:value-type="float" office:value="19.9934" calcext:value-type="float">
            <text:p>19.993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12.167" calcext:value-type="float">
            <text:p>12.167</text:p>
          </table:table-cell>
          <table:table-cell office:value-type="float" office:value="12.263" calcext:value-type="float">
            <text:p>12.263</text:p>
          </table:table-cell>
          <table:table-cell office:value-type="float" office:value="11.376" calcext:value-type="float">
            <text:p>11.376</text:p>
          </table:table-cell>
          <table:table-cell office:value-type="float" office:value="11.591" calcext:value-type="float">
            <text:p>11.591</text:p>
          </table:table-cell>
          <table:table-cell table:formula="of:=AVERAGE([.B27:.F27])" office:value-type="float" office:value="11.9994" calcext:value-type="float">
            <text:p>11.99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545" calcext:value-type="float">
            <text:p>8.545</text:p>
          </table:table-cell>
          <table:table-cell office:value-type="float" office:value="9.01" calcext:value-type="float">
            <text:p>9.01</text:p>
          </table:table-cell>
          <table:table-cell office:value-type="float" office:value="9.462" calcext:value-type="float">
            <text:p>9.462</text:p>
          </table:table-cell>
          <table:table-cell office:value-type="float" office:value="9.47" calcext:value-type="float">
            <text:p>9.47</text:p>
          </table:table-cell>
          <table:table-cell office:value-type="float" office:value="9.31" calcext:value-type="float">
            <text:p>9.31</text:p>
          </table:table-cell>
          <table:table-cell table:formula="of:=AVERAGE([.B28:.F28])" office:value-type="float" office:value="9.1594" calcext:value-type="float">
            <text:p>9.159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57" calcext:value-type="float">
            <text:p>6.557</text:p>
          </table:table-cell>
          <table:table-cell office:value-type="float" office:value="6.287" calcext:value-type="float">
            <text:p>6.287</text:p>
          </table:table-cell>
          <table:table-cell office:value-type="float" office:value="6.009" calcext:value-type="float">
            <text:p>6.009</text:p>
          </table:table-cell>
          <table:table-cell office:value-type="float" office:value="6.322" calcext:value-type="float">
            <text:p>6.322</text:p>
          </table:table-cell>
          <table:table-cell office:value-type="float" office:value="6.158" calcext:value-type="float">
            <text:p>6.158</text:p>
          </table:table-cell>
          <table:table-cell table:formula="of:=AVERAGE([.B29:.F29])" office:value-type="float" office:value="6.2666" calcext:value-type="float">
            <text:p>6.266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1000 x 1000</text:p>
          </table:table-cell>
          <table:table-cell office:value-type="string" calcext:value-type="string">
            <text:p>Squares</text:p>
          </table:table-cell>
          <table:table-cell office:value-type="float" office:value="1000000" calcext:value-type="float">
            <text:p>10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ns -&gt;</text:p>
            <text:p>Threads 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.189" calcext:value-type="float">
            <text:p>110.189</text:p>
          </table:table-cell>
          <table:table-cell office:value-type="float" office:value="109.432" calcext:value-type="float">
            <text:p>109.432</text:p>
          </table:table-cell>
          <table:table-cell office:value-type="float" office:value="109.689" calcext:value-type="float">
            <text:p>109.689</text:p>
          </table:table-cell>
          <table:table-cell office:value-type="float" office:value="109.584" calcext:value-type="float">
            <text:p>109.584</text:p>
          </table:table-cell>
          <table:table-cell office:value-type="float" office:value="110.182" calcext:value-type="float">
            <text:p>110.182</text:p>
          </table:table-cell>
          <table:table-cell table:formula="of:=AVERAGE([.B33:.F33])" office:value-type="float" office:value="109.8152" calcext:value-type="float">
            <text:p>109.81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7" calcext:value-type="float">
            <text:p>65.7</text:p>
          </table:table-cell>
          <table:table-cell office:value-type="float" office:value="65.422" calcext:value-type="float">
            <text:p>65.422</text:p>
          </table:table-cell>
          <table:table-cell office:value-type="float" office:value="66.205" calcext:value-type="float">
            <text:p>66.205</text:p>
          </table:table-cell>
          <table:table-cell office:value-type="float" office:value="66.429" calcext:value-type="float">
            <text:p>66.429</text:p>
          </table:table-cell>
          <table:table-cell office:value-type="float" office:value="65.045" calcext:value-type="float">
            <text:p>65.045</text:p>
          </table:table-cell>
          <table:table-cell table:formula="of:=AVERAGE([.B34:.F34])" office:value-type="float" office:value="65.7602" calcext:value-type="float">
            <text:p>65.760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.709" calcext:value-type="float">
            <text:p>47.709</text:p>
          </table:table-cell>
          <table:table-cell office:value-type="float" office:value="47.584" calcext:value-type="float">
            <text:p>47.584</text:p>
          </table:table-cell>
          <table:table-cell office:value-type="float" office:value="48.092" calcext:value-type="float">
            <text:p>48.092</text:p>
          </table:table-cell>
          <table:table-cell office:value-type="float" office:value="48.322" calcext:value-type="float">
            <text:p>48.322</text:p>
          </table:table-cell>
          <table:table-cell office:value-type="float" office:value="47.638" calcext:value-type="float">
            <text:p>47.638</text:p>
          </table:table-cell>
          <table:table-cell table:formula="of:=AVERAGE([.B35:.F35])" office:value-type="float" office:value="47.869" calcext:value-type="float">
            <text:p>47.8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456" calcext:value-type="float">
            <text:p>41.456</text:p>
          </table:table-cell>
          <table:table-cell office:value-type="float" office:value="41.964" calcext:value-type="float">
            <text:p>41.964</text:p>
          </table:table-cell>
          <table:table-cell office:value-type="float" office:value="40.491" calcext:value-type="float">
            <text:p>40.491</text:p>
          </table:table-cell>
          <table:table-cell office:value-type="float" office:value="40.245" calcext:value-type="float">
            <text:p>40.245</text:p>
          </table:table-cell>
          <table:table-cell office:value-type="float" office:value="40.561" calcext:value-type="float">
            <text:p>40.561</text:p>
          </table:table-cell>
          <table:table-cell table:formula="of:=AVERAGE([.B36:.F36])" office:value-type="float" office:value="40.9434" calcext:value-type="float">
            <text:p>40.943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0:49:58.323478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42:37.436440018</meta:creation-date>
    <dc:date>2024-11-24T11:08:03.529401929</dc:date>
    <meta:editing-duration>PT36M5S</meta:editing-duration>
    <meta:editing-cycles>8</meta:editing-cycles>
    <meta:generator>LibreOffice/24.8.3.2$Linux_X86_64 LibreOffice_project/48a6bac9e7e268aeb4c3483fcf825c94556d9f92</meta:generator>
    <meta:document-statistic meta:table-count="1" meta:cell-count="16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208cm" svg:height="9.133cm" xlink:href=".." xlink:type="simple" chart:class="chart:bar" chart:style-name="ch1">
        <chart:title svg:x="5.046cm" svg:y="0.318cm" chart:style-name="ch2">
          <text:p>Grid 100 x 100</text:p>
        </chart:title>
        <chart:subtitle svg:x="5.232cm" svg:y="1.279cm" chart:style-name="ch2">
          <text:p><text:span text:style-name="T1">1000 iterations</text:span></text:p>
        </chart:subtitle>
        <chart:legend chart:legend-position="end" svg:x="11.593cm" svg:y="3.022cm" style:legend-expansion="high" chart:style-name="ch3"/>
        <chart:plot-area chart:style-name="ch4" table:cell-range-address="Sheet1.A11:Sheet1.G15" chart:data-source-has-labels="both" svg:x="1.275cm" svg:y="2.144cm" svg:width="10.054cm" svg:height="5.826cm">
          <chart:coordinate-region svg:x="2.004cm" svg:y="2.344cm" svg:width="9.325cm" svg:height="4.979cm"/>
          <chart:axis chart:dimension="x" chart:name="primary-x" chart:style-name="ch5" chartooo:axis-type="auto">
            <chartooo:date-scale/>
            <chart:title svg:x="5.662cm" svg:y="8.152cm" chart:style-name="ch2">
              <text:p><text:span text:style-name="T2">Threads</text:span></text:p>
            </chart:title>
            <chart:categories table:cell-range-address="Sheet1.A12:Sheet1.A15"/>
          </chart:axis>
          <chart:axis chart:dimension="y" chart:name="primary-y" chart:style-name="ch6">
            <chart:title svg:x="0.451cm" svg:y="6.27cm" chart:style-name="ch7">
              <text:p><text:span text:style-name="T2">Time in seconds</text:span></text:p>
            </chart:title>
            <chart:grid chart:style-name="ch8" chart:class="major"/>
          </chart:axis>
          <chart:series chart:style-name="ch9" chart:values-cell-range-address="Sheet1.B12:Sheet1.B15" chart:label-cell-address="Sheet1.B11:Sheet1.B11" chart:class="chart:bar">
            <chart:data-point chart:repeated="4"/>
          </chart:series>
          <chart:series chart:style-name="ch10" chart:values-cell-range-address="Sheet1.C12:Sheet1.C15" chart:label-cell-address="Sheet1.C11:Sheet1.C11" chart:class="chart:bar">
            <chart:data-point chart:repeated="4"/>
          </chart:series>
          <chart:series chart:style-name="ch11" chart:values-cell-range-address="Sheet1.D12:Sheet1.D15" chart:label-cell-address="Sheet1.D11:Sheet1.D11" chart:class="chart:bar">
            <chart:data-point chart:repeated="4"/>
          </chart:series>
          <chart:series chart:style-name="ch12" chart:values-cell-range-address="Sheet1.E12:Sheet1.E15" chart:label-cell-address="Sheet1.E11:Sheet1.E11" chart:class="chart:bar">
            <chart:data-point chart:repeated="4"/>
          </chart:series>
          <chart:series chart:style-name="ch13" chart:values-cell-range-address="Sheet1.F12:Sheet1.F15" chart:label-cell-address="Sheet1.F11:Sheet1.F11" chart:class="chart:bar">
            <chart:data-point chart:repeated="4"/>
          </chart:series>
          <chart:series chart:style-name="ch14" chart:values-cell-range-address="Sheet1.G12:Sheet1.G15" chart:label-cell-address="Sheet1.G11:Sheet1.G1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1:Sheet1.B11</svg:desc>
                </draw:g>
              </table:table-cell>
              <table:table-cell office:value-type="string">
                <text:p>2</text:p>
                <draw:g>
                  <svg:desc>Sheet1.C11:Sheet1.C11</svg:desc>
                </draw:g>
              </table:table-cell>
              <table:table-cell office:value-type="string">
                <text:p>3</text:p>
                <draw:g>
                  <svg:desc>Sheet1.D11:Sheet1.D11</svg:desc>
                </draw:g>
              </table:table-cell>
              <table:table-cell office:value-type="string">
                <text:p>4</text:p>
                <draw:g>
                  <svg:desc>Sheet1.E11:Sheet1.E11</svg:desc>
                </draw:g>
              </table:table-cell>
              <table:table-cell office:value-type="string">
                <text:p>5</text:p>
                <draw:g>
                  <svg:desc>Sheet1.F11:Sheet1.F11</svg:desc>
                </draw:g>
              </table:table-cell>
              <table:table-cell office:value-type="string">
                <text:p>Mean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2:Sheet1.A15</svg:desc>
                </draw:g>
              </table:table-cell>
              <table:table-cell office:value-type="float" office:value="0.599">
                <text:p>0.599</text:p>
                <draw:g>
                  <svg:desc>Sheet1.B12:Sheet1.B15</svg:desc>
                </draw:g>
              </table:table-cell>
              <table:table-cell office:value-type="float" office:value="0.536">
                <text:p>0.536</text:p>
                <draw:g>
                  <svg:desc>Sheet1.C12:Sheet1.C15</svg:desc>
                </draw:g>
              </table:table-cell>
              <table:table-cell office:value-type="float" office:value="0.554">
                <text:p>0.554</text:p>
                <draw:g>
                  <svg:desc>Sheet1.D12:Sheet1.D15</svg:desc>
                </draw:g>
              </table:table-cell>
              <table:table-cell office:value-type="float" office:value="0.534">
                <text:p>0.534</text:p>
                <draw:g>
                  <svg:desc>Sheet1.E12:Sheet1.E15</svg:desc>
                </draw:g>
              </table:table-cell>
              <table:table-cell office:value-type="float" office:value="0.515">
                <text:p>0.515</text:p>
                <draw:g>
                  <svg:desc>Sheet1.F12:Sheet1.F15</svg:desc>
                </draw:g>
              </table:table-cell>
              <table:table-cell office:value-type="float" office:value="0.5476">
                <text:p>0.5476</text:p>
                <draw:g>
                  <svg:desc>Sheet1.G12:Sheet1.G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1">
                <text:p>0.461</text:p>
              </table:table-cell>
              <table:table-cell office:value-type="float" office:value="0.409">
                <text:p>0.409</text:p>
              </table:table-cell>
              <table:table-cell office:value-type="float" office:value="0.437">
                <text:p>0.437</text:p>
              </table:table-cell>
              <table:table-cell office:value-type="float" office:value="0.415">
                <text:p>0.415</text:p>
              </table:table-cell>
              <table:table-cell office:value-type="float" office:value="0.438">
                <text:p>0.438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6">
                <text:p>0.326</text:p>
              </table:table-cell>
              <table:table-cell office:value-type="float" office:value="0.334">
                <text:p>0.334</text:p>
              </table:table-cell>
              <table:table-cell office:value-type="float" office:value="0.379">
                <text:p>0.379</text:p>
              </table:table-cell>
              <table:table-cell office:value-type="float" office:value="0.309">
                <text:p>0.309</text:p>
              </table:table-cell>
              <table:table-cell office:value-type="float" office:value="0.311">
                <text:p>0.311</text:p>
              </table:table-cell>
              <table:table-cell office:value-type="float" office:value="0.3318">
                <text:p>0.33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5">
                <text:p>0.275</text:p>
              </table:table-cell>
              <table:table-cell office:value-type="float" office:value="0.244">
                <text:p>0.244</text:p>
              </table:table-cell>
              <table:table-cell office:value-type="float" office:value="0.243">
                <text:p>0.243</text:p>
              </table:table-cell>
              <table:table-cell office:value-type="float" office:value="0.258">
                <text:p>0.258</text:p>
              </table:table-cell>
              <table:table-cell office:value-type="float" office:value="0.27">
                <text:p>0.27</text:p>
              </table:table-cell>
              <table:table-cell office:value-type="float" office:value="0.258">
                <text:p>0.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208cm" svg:height="9.133cm" xlink:href=".." xlink:type="simple" chart:class="chart:bar" chart:style-name="ch1">
        <chart:title svg:x="5.046cm" svg:y="0.318cm" chart:style-name="ch2">
          <text:p>Grid 200 x 200</text:p>
        </chart:title>
        <chart:subtitle svg:x="5.232cm" svg:y="1.279cm" chart:style-name="ch2">
          <text:p><text:span text:style-name="T1">1000 iterations</text:span></text:p>
        </chart:subtitle>
        <chart:legend chart:legend-position="end" svg:x="11.593cm" svg:y="3.022cm" style:legend-expansion="high" chart:style-name="ch3"/>
        <chart:plot-area chart:style-name="ch4" table:cell-range-address="Sheet1.A18:Sheet1.G22" chart:data-source-has-labels="both" svg:x="1.275cm" svg:y="2.144cm" svg:width="10.054cm" svg:height="5.826cm">
          <chart:coordinate-region svg:x="2.004cm" svg:y="2.343cm" svg:width="9.325cm" svg:height="4.98cm"/>
          <chart:axis chart:dimension="x" chart:name="primary-x" chart:style-name="ch5" chartooo:axis-type="auto">
            <chartooo:date-scale/>
            <chart:title svg:x="5.662cm" svg:y="8.152cm" chart:style-name="ch2">
              <text:p><text:span text:style-name="T2">Threads</text:span></text:p>
            </chart:title>
            <chart:categories table:cell-range-address="Sheet1.A19:Sheet1.A22"/>
          </chart:axis>
          <chart:axis chart:dimension="y" chart:name="primary-y" chart:style-name="ch6">
            <chart:title svg:x="0.451cm" svg:y="6.27cm" chart:style-name="ch7">
              <text:p><text:span text:style-name="T2">Time in seconds</text:span></text:p>
            </chart:title>
            <chart:grid chart:style-name="ch8" chart:class="major"/>
          </chart:axis>
          <chart:series chart:style-name="ch9" chart:values-cell-range-address="Sheet1.B19:Sheet1.B22" chart:label-cell-address="Sheet1.B18:Sheet1.B18" chart:class="chart:bar">
            <chart:data-point chart:repeated="4"/>
          </chart:series>
          <chart:series chart:style-name="ch10" chart:values-cell-range-address="Sheet1.C19:Sheet1.C22" chart:label-cell-address="Sheet1.C18:Sheet1.C18" chart:class="chart:bar">
            <chart:data-point chart:repeated="4"/>
          </chart:series>
          <chart:series chart:style-name="ch11" chart:values-cell-range-address="Sheet1.D19:Sheet1.D22" chart:label-cell-address="Sheet1.D18:Sheet1.D18" chart:class="chart:bar">
            <chart:data-point chart:repeated="4"/>
          </chart:series>
          <chart:series chart:style-name="ch12" chart:values-cell-range-address="Sheet1.E19:Sheet1.E22" chart:label-cell-address="Sheet1.E18:Sheet1.E18" chart:class="chart:bar">
            <chart:data-point chart:repeated="4"/>
          </chart:series>
          <chart:series chart:style-name="ch13" chart:values-cell-range-address="Sheet1.F19:Sheet1.F22" chart:label-cell-address="Sheet1.F18:Sheet1.F18" chart:class="chart:bar">
            <chart:data-point chart:repeated="4"/>
          </chart:series>
          <chart:series chart:style-name="ch14" chart:values-cell-range-address="Sheet1.G19:Sheet1.G22" chart:label-cell-address="Sheet1.G18:Sheet1.G18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8:Sheet1.B18</svg:desc>
                </draw:g>
              </table:table-cell>
              <table:table-cell office:value-type="string">
                <text:p>2</text:p>
                <draw:g>
                  <svg:desc>Sheet1.C18:Sheet1.C18</svg:desc>
                </draw:g>
              </table:table-cell>
              <table:table-cell office:value-type="string">
                <text:p>3</text:p>
                <draw:g>
                  <svg:desc>Sheet1.D18:Sheet1.D18</svg:desc>
                </draw:g>
              </table:table-cell>
              <table:table-cell office:value-type="string">
                <text:p>4</text:p>
                <draw:g>
                  <svg:desc>Sheet1.E18:Sheet1.E18</svg:desc>
                </draw:g>
              </table:table-cell>
              <table:table-cell office:value-type="string">
                <text:p>5</text:p>
                <draw:g>
                  <svg:desc>Sheet1.F18:Sheet1.F18</svg:desc>
                </draw:g>
              </table:table-cell>
              <table:table-cell office:value-type="string">
                <text:p>Mean</text:p>
                <draw:g>
                  <svg:desc>Sheet1.G18:Sheet1.G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9:Sheet1.A22</svg:desc>
                </draw:g>
              </table:table-cell>
              <table:table-cell office:value-type="float" office:value="2.217">
                <text:p>2.217</text:p>
                <draw:g>
                  <svg:desc>Sheet1.B19:Sheet1.B22</svg:desc>
                </draw:g>
              </table:table-cell>
              <table:table-cell office:value-type="float" office:value="2.222">
                <text:p>2.222</text:p>
                <draw:g>
                  <svg:desc>Sheet1.C19:Sheet1.C22</svg:desc>
                </draw:g>
              </table:table-cell>
              <table:table-cell office:value-type="float" office:value="2.196">
                <text:p>2.196</text:p>
                <draw:g>
                  <svg:desc>Sheet1.D19:Sheet1.D22</svg:desc>
                </draw:g>
              </table:table-cell>
              <table:table-cell office:value-type="float" office:value="2.192">
                <text:p>2.192</text:p>
                <draw:g>
                  <svg:desc>Sheet1.E19:Sheet1.E22</svg:desc>
                </draw:g>
              </table:table-cell>
              <table:table-cell office:value-type="float" office:value="2.213">
                <text:p>2.213</text:p>
                <draw:g>
                  <svg:desc>Sheet1.F19:Sheet1.F22</svg:desc>
                </draw:g>
              </table:table-cell>
              <table:table-cell office:value-type="float" office:value="2.208">
                <text:p>2.208</text:p>
                <draw:g>
                  <svg:desc>Sheet1.G19:Sheet1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99">
                <text:p>1.599</text:p>
              </table:table-cell>
              <table:table-cell office:value-type="float" office:value="1.528">
                <text:p>1.528</text:p>
              </table:table-cell>
              <table:table-cell office:value-type="float" office:value="1.486">
                <text:p>1.486</text:p>
              </table:table-cell>
              <table:table-cell office:value-type="float" office:value="1.432">
                <text:p>1.432</text:p>
              </table:table-cell>
              <table:table-cell office:value-type="float" office:value="1.522">
                <text:p>1.522</text:p>
              </table:table-cell>
              <table:table-cell office:value-type="float" office:value="1.5134">
                <text:p>1.51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79">
                <text:p>1.079</text:p>
              </table:table-cell>
              <table:table-cell office:value-type="float" office:value="1.122">
                <text:p>1.122</text:p>
              </table:table-cell>
              <table:table-cell office:value-type="float" office:value="1.084">
                <text:p>1.084</text:p>
              </table:table-cell>
              <table:table-cell office:value-type="float" office:value="1.096">
                <text:p>1.096</text:p>
              </table:table-cell>
              <table:table-cell office:value-type="float" office:value="1.075">
                <text:p>1.075</text:p>
              </table:table-cell>
              <table:table-cell office:value-type="float" office:value="1.0912">
                <text:p>1.09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7">
                <text:p>0.857</text:p>
              </table:table-cell>
              <table:table-cell office:value-type="float" office:value="0.84">
                <text:p>0.84</text:p>
              </table:table-cell>
              <table:table-cell office:value-type="float" office:value="0.782">
                <text:p>0.782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0.8138">
                <text:p>0.8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208cm" svg:height="9.133cm" xlink:href=".." xlink:type="simple" chart:class="chart:bar" chart:style-name="ch1">
        <chart:title svg:x="5.046cm" svg:y="0.318cm" chart:style-name="ch2">
          <text:p>Grid 500 x 500</text:p>
        </chart:title>
        <chart:subtitle svg:x="5.232cm" svg:y="1.279cm" chart:style-name="ch2">
          <text:p><text:span text:style-name="T1">1000 iterations</text:span></text:p>
        </chart:subtitle>
        <chart:legend chart:legend-position="end" svg:x="11.593cm" svg:y="3.022cm" style:legend-expansion="high" chart:style-name="ch3"/>
        <chart:plot-area chart:style-name="ch4" table:cell-range-address="Sheet1.A25:Sheet1.G29" chart:data-source-has-labels="both" svg:x="1.275cm" svg:y="2.144cm" svg:width="10.054cm" svg:height="5.826cm">
          <chart:coordinate-region svg:x="1.909cm" svg:y="2.343cm" svg:width="9.42cm" svg:height="4.98cm"/>
          <chart:axis chart:dimension="x" chart:name="primary-x" chart:style-name="ch5" chartooo:axis-type="auto">
            <chartooo:date-scale/>
            <chart:title svg:x="5.662cm" svg:y="8.152cm" chart:style-name="ch2">
              <text:p><text:span text:style-name="T2">Threads</text:span></text:p>
            </chart:title>
            <chart:categories table:cell-range-address="Sheet1.A26:Sheet1.A29"/>
          </chart:axis>
          <chart:axis chart:dimension="y" chart:name="primary-y" chart:style-name="ch6">
            <chart:title svg:x="0.451cm" svg:y="6.27cm" chart:style-name="ch7">
              <text:p><text:span text:style-name="T2">Time in seconds</text:span></text:p>
            </chart:title>
            <chart:grid chart:style-name="ch8" chart:class="major"/>
          </chart:axis>
          <chart:series chart:style-name="ch9" chart:values-cell-range-address="Sheet1.B26:Sheet1.B29" chart:label-cell-address="Sheet1.B25:Sheet1.B25" chart:class="chart:bar">
            <chart:data-point chart:repeated="4"/>
          </chart:series>
          <chart:series chart:style-name="ch10" chart:values-cell-range-address="Sheet1.C26:Sheet1.C29" chart:label-cell-address="Sheet1.C25:Sheet1.C25" chart:class="chart:bar">
            <chart:data-point chart:repeated="4"/>
          </chart:series>
          <chart:series chart:style-name="ch11" chart:values-cell-range-address="Sheet1.D26:Sheet1.D29" chart:label-cell-address="Sheet1.D25:Sheet1.D25" chart:class="chart:bar">
            <chart:data-point chart:repeated="4"/>
          </chart:series>
          <chart:series chart:style-name="ch12" chart:values-cell-range-address="Sheet1.E26:Sheet1.E29" chart:label-cell-address="Sheet1.E25:Sheet1.E25" chart:class="chart:bar">
            <chart:data-point chart:repeated="4"/>
          </chart:series>
          <chart:series chart:style-name="ch13" chart:values-cell-range-address="Sheet1.F26:Sheet1.F29" chart:label-cell-address="Sheet1.F25:Sheet1.F25" chart:class="chart:bar">
            <chart:data-point chart:repeated="4"/>
          </chart:series>
          <chart:series chart:style-name="ch14" chart:values-cell-range-address="Sheet1.G26:Sheet1.G29" chart:label-cell-address="Sheet1.G25:Sheet1.G2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5:Sheet1.B25</svg:desc>
                </draw:g>
              </table:table-cell>
              <table:table-cell office:value-type="string">
                <text:p>2</text:p>
                <draw:g>
                  <svg:desc>Sheet1.C25:Sheet1.C25</svg:desc>
                </draw:g>
              </table:table-cell>
              <table:table-cell office:value-type="string">
                <text:p>3</text:p>
                <draw:g>
                  <svg:desc>Sheet1.D25:Sheet1.D25</svg:desc>
                </draw:g>
              </table:table-cell>
              <table:table-cell office:value-type="string">
                <text:p>4</text:p>
                <draw:g>
                  <svg:desc>Sheet1.E25:Sheet1.E25</svg:desc>
                </draw:g>
              </table:table-cell>
              <table:table-cell office:value-type="string">
                <text:p>5</text:p>
                <draw:g>
                  <svg:desc>Sheet1.F25:Sheet1.F25</svg:desc>
                </draw:g>
              </table:table-cell>
              <table:table-cell office:value-type="string">
                <text:p>Mean</text:p>
                <draw:g>
                  <svg:desc>Sheet1.G25:Sheet1.G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6:Sheet1.A29</svg:desc>
                </draw:g>
              </table:table-cell>
              <table:table-cell office:value-type="float" office:value="18.871">
                <text:p>18.871</text:p>
                <draw:g>
                  <svg:desc>Sheet1.B26:Sheet1.B29</svg:desc>
                </draw:g>
              </table:table-cell>
              <table:table-cell office:value-type="float" office:value="19.579">
                <text:p>19.579</text:p>
                <draw:g>
                  <svg:desc>Sheet1.C26:Sheet1.C29</svg:desc>
                </draw:g>
              </table:table-cell>
              <table:table-cell office:value-type="float" office:value="20.936">
                <text:p>20.936</text:p>
                <draw:g>
                  <svg:desc>Sheet1.D26:Sheet1.D29</svg:desc>
                </draw:g>
              </table:table-cell>
              <table:table-cell office:value-type="float" office:value="20.814">
                <text:p>20.814</text:p>
                <draw:g>
                  <svg:desc>Sheet1.E26:Sheet1.E29</svg:desc>
                </draw:g>
              </table:table-cell>
              <table:table-cell office:value-type="float" office:value="19.767">
                <text:p>19.767</text:p>
                <draw:g>
                  <svg:desc>Sheet1.F26:Sheet1.F29</svg:desc>
                </draw:g>
              </table:table-cell>
              <table:table-cell office:value-type="float" office:value="19.9934">
                <text:p>19.9934</text:p>
                <draw:g>
                  <svg:desc>Sheet1.G26:Sheet1.G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6">
                <text:p>12.6</text:p>
              </table:table-cell>
              <table:table-cell office:value-type="float" office:value="12.167">
                <text:p>12.167</text:p>
              </table:table-cell>
              <table:table-cell office:value-type="float" office:value="12.263">
                <text:p>12.263</text:p>
              </table:table-cell>
              <table:table-cell office:value-type="float" office:value="11.376">
                <text:p>11.376</text:p>
              </table:table-cell>
              <table:table-cell office:value-type="float" office:value="11.591">
                <text:p>11.591</text:p>
              </table:table-cell>
              <table:table-cell office:value-type="float" office:value="11.9994">
                <text:p>11.99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545">
                <text:p>8.545</text:p>
              </table:table-cell>
              <table:table-cell office:value-type="float" office:value="9.01">
                <text:p>9.01</text:p>
              </table:table-cell>
              <table:table-cell office:value-type="float" office:value="9.462">
                <text:p>9.462</text:p>
              </table:table-cell>
              <table:table-cell office:value-type="float" office:value="9.47">
                <text:p>9.47</text:p>
              </table:table-cell>
              <table:table-cell office:value-type="float" office:value="9.31">
                <text:p>9.31</text:p>
              </table:table-cell>
              <table:table-cell office:value-type="float" office:value="9.1594">
                <text:p>9.15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57">
                <text:p>6.557</text:p>
              </table:table-cell>
              <table:table-cell office:value-type="float" office:value="6.287">
                <text:p>6.287</text:p>
              </table:table-cell>
              <table:table-cell office:value-type="float" office:value="6.009">
                <text:p>6.009</text:p>
              </table:table-cell>
              <table:table-cell office:value-type="float" office:value="6.322">
                <text:p>6.322</text:p>
              </table:table-cell>
              <table:table-cell office:value-type="float" office:value="6.158">
                <text:p>6.158</text:p>
              </table:table-cell>
              <table:table-cell office:value-type="float" office:value="6.2666">
                <text:p>6.2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208cm" svg:height="9.133cm" xlink:href=".." xlink:type="simple" chart:class="chart:bar" chart:style-name="ch1">
        <chart:title svg:x="4.795cm" svg:y="0.318cm" chart:style-name="ch2">
          <text:p>Grid 1000 x 1000</text:p>
        </chart:title>
        <chart:subtitle svg:x="5.232cm" svg:y="1.279cm" chart:style-name="ch2">
          <text:p><text:span text:style-name="T1">1000 iterations</text:span></text:p>
        </chart:subtitle>
        <chart:legend chart:legend-position="end" svg:x="11.593cm" svg:y="3.022cm" style:legend-expansion="high" chart:style-name="ch3"/>
        <chart:plot-area chart:style-name="ch4" table:cell-range-address="Sheet1.A32:Sheet1.G36" chart:data-source-has-labels="both" svg:x="1.275cm" svg:y="2.144cm" svg:width="10.054cm" svg:height="5.826cm">
          <chart:coordinate-region svg:x="2.1cm" svg:y="2.343cm" svg:width="9.229cm" svg:height="4.98cm"/>
          <chart:axis chart:dimension="x" chart:name="primary-x" chart:style-name="ch5" chartooo:axis-type="auto">
            <chartooo:date-scale/>
            <chart:title svg:x="5.662cm" svg:y="8.152cm" chart:style-name="ch2">
              <text:p><text:span text:style-name="T2">Threads</text:span></text:p>
            </chart:title>
            <chart:categories table:cell-range-address="Sheet1.A33:Sheet1.A36"/>
          </chart:axis>
          <chart:axis chart:dimension="y" chart:name="primary-y" chart:style-name="ch6">
            <chart:title svg:x="0.451cm" svg:y="6.27cm" chart:style-name="ch7">
              <text:p><text:span text:style-name="T2">Time in seconds</text:span></text:p>
            </chart:title>
            <chart:grid chart:style-name="ch8" chart:class="major"/>
          </chart:axis>
          <chart:series chart:style-name="ch9" chart:values-cell-range-address="Sheet1.B33:Sheet1.B36" chart:label-cell-address="Sheet1.B32:Sheet1.B32" chart:class="chart:bar">
            <chart:data-point chart:repeated="4"/>
          </chart:series>
          <chart:series chart:style-name="ch10" chart:values-cell-range-address="Sheet1.C33:Sheet1.C36" chart:label-cell-address="Sheet1.C32:Sheet1.C32" chart:class="chart:bar">
            <chart:data-point chart:repeated="4"/>
          </chart:series>
          <chart:series chart:style-name="ch11" chart:values-cell-range-address="Sheet1.D33:Sheet1.D36" chart:label-cell-address="Sheet1.D32:Sheet1.D32" chart:class="chart:bar">
            <chart:data-point chart:repeated="4"/>
          </chart:series>
          <chart:series chart:style-name="ch12" chart:values-cell-range-address="Sheet1.E33:Sheet1.E36" chart:label-cell-address="Sheet1.E32:Sheet1.E32" chart:class="chart:bar">
            <chart:data-point chart:repeated="4"/>
          </chart:series>
          <chart:series chart:style-name="ch13" chart:values-cell-range-address="Sheet1.F33:Sheet1.F36" chart:label-cell-address="Sheet1.F32:Sheet1.F32" chart:class="chart:bar">
            <chart:data-point chart:repeated="4"/>
          </chart:series>
          <chart:series chart:style-name="ch14" chart:values-cell-range-address="Sheet1.G33:Sheet1.G36" chart:label-cell-address="Sheet1.G32:Sheet1.G3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2:Sheet1.B32</svg:desc>
                </draw:g>
              </table:table-cell>
              <table:table-cell office:value-type="string">
                <text:p>2</text:p>
                <draw:g>
                  <svg:desc>Sheet1.C32:Sheet1.C32</svg:desc>
                </draw:g>
              </table:table-cell>
              <table:table-cell office:value-type="string">
                <text:p>3</text:p>
                <draw:g>
                  <svg:desc>Sheet1.D32:Sheet1.D32</svg:desc>
                </draw:g>
              </table:table-cell>
              <table:table-cell office:value-type="string">
                <text:p>4</text:p>
                <draw:g>
                  <svg:desc>Sheet1.E32:Sheet1.E32</svg:desc>
                </draw:g>
              </table:table-cell>
              <table:table-cell office:value-type="string">
                <text:p>5</text:p>
                <draw:g>
                  <svg:desc>Sheet1.F32:Sheet1.F32</svg:desc>
                </draw:g>
              </table:table-cell>
              <table:table-cell office:value-type="string">
                <text:p>Mean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3:Sheet1.A36</svg:desc>
                </draw:g>
              </table:table-cell>
              <table:table-cell office:value-type="float" office:value="110.189">
                <text:p>110.189</text:p>
                <draw:g>
                  <svg:desc>Sheet1.B33:Sheet1.B36</svg:desc>
                </draw:g>
              </table:table-cell>
              <table:table-cell office:value-type="float" office:value="109.432">
                <text:p>109.432</text:p>
                <draw:g>
                  <svg:desc>Sheet1.C33:Sheet1.C36</svg:desc>
                </draw:g>
              </table:table-cell>
              <table:table-cell office:value-type="float" office:value="109.689">
                <text:p>109.689</text:p>
                <draw:g>
                  <svg:desc>Sheet1.D33:Sheet1.D36</svg:desc>
                </draw:g>
              </table:table-cell>
              <table:table-cell office:value-type="float" office:value="109.584">
                <text:p>109.584</text:p>
                <draw:g>
                  <svg:desc>Sheet1.E33:Sheet1.E36</svg:desc>
                </draw:g>
              </table:table-cell>
              <table:table-cell office:value-type="float" office:value="110.182">
                <text:p>110.182</text:p>
                <draw:g>
                  <svg:desc>Sheet1.F33:Sheet1.F36</svg:desc>
                </draw:g>
              </table:table-cell>
              <table:table-cell office:value-type="float" office:value="109.8152">
                <text:p>109.8152</text:p>
                <draw:g>
                  <svg:desc>Sheet1.G33:Sheet1.G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.7">
                <text:p>65.7</text:p>
              </table:table-cell>
              <table:table-cell office:value-type="float" office:value="65.422">
                <text:p>65.422</text:p>
              </table:table-cell>
              <table:table-cell office:value-type="float" office:value="66.205">
                <text:p>66.205</text:p>
              </table:table-cell>
              <table:table-cell office:value-type="float" office:value="66.429">
                <text:p>66.429</text:p>
              </table:table-cell>
              <table:table-cell office:value-type="float" office:value="65.045">
                <text:p>65.045</text:p>
              </table:table-cell>
              <table:table-cell office:value-type="float" office:value="65.7602">
                <text:p>65.76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.709">
                <text:p>47.709</text:p>
              </table:table-cell>
              <table:table-cell office:value-type="float" office:value="47.584">
                <text:p>47.584</text:p>
              </table:table-cell>
              <table:table-cell office:value-type="float" office:value="48.092">
                <text:p>48.092</text:p>
              </table:table-cell>
              <table:table-cell office:value-type="float" office:value="48.322">
                <text:p>48.322</text:p>
              </table:table-cell>
              <table:table-cell office:value-type="float" office:value="47.638">
                <text:p>47.638</text:p>
              </table:table-cell>
              <table:table-cell office:value-type="float" office:value="47.869">
                <text:p>47.8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.456">
                <text:p>41.456</text:p>
              </table:table-cell>
              <table:table-cell office:value-type="float" office:value="41.964">
                <text:p>41.964</text:p>
              </table:table-cell>
              <table:table-cell office:value-type="float" office:value="40.491">
                <text:p>40.491</text:p>
              </table:table-cell>
              <table:table-cell office:value-type="float" office:value="40.245">
                <text:p>40.245</text:p>
              </table:table-cell>
              <table:table-cell office:value-type="float" office:value="40.561">
                <text:p>40.561</text:p>
              </table:table-cell>
              <table:table-cell office:value-type="float" office:value="40.9434">
                <text:p>40.9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